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inuité par morceaux sur un intervalle</text:p>
          </table:table-cell>
          <table:table-cell office:value-type="string" calcext:value-type="string">
            <text:p>On dit qu’une fonction f : I → R est continue par morceaux sur I si pour tout segment [c,d] ⊂ I, la restriction f |[c,d] est continue par morceaux sur [c,d].</text:p>
          </table:table-cell>
          <table:table-cell/>
        </table:table-row>
        <table:table-row table:style-name="ro1">
          <table:table-cell office:value-type="string" calcext:value-type="string">
            <text:p>Convergence</text:p>
          </table:table-cell>
          <table:table-cell office:value-type="string" calcext:value-type="string">
            <text:p>Si \(I = [a,+\infty]\), l'intégrale converge si la limite quand \(x\to \infty\). On a alors \[\int^{+\infty}_{a} f(t)\dd t = \Lim{x\to +\infty} \int^x_a f(t)\dd t\] <text:s/>Si \(I = ]a,b]\), l'intégrale converge si la limite quand \(x\to a\). On a alors \[\int^{b}_{a} f(t)\dd t = \Lim{x\to +\infty} \int^x_a f(t)\dd t\]</text:p>
          </table:table-cell>
          <table:table-cell/>
        </table:table-row>
        <table:table-row table:style-name="ro1">
          <table:table-cell office:value-type="string" calcext:value-type="string">
            <text:p>Exemple de fonction dont l’intégrale converge et diverge</text:p>
          </table:table-cell>
          <table:table-cell office:value-type="string" calcext:value-type="string">
            <text:p>\(\int^{+\infty}\frac{1}{1+t^2}\) converge et \(\int^{+\infty}\frac{1}{1+t}\) diverge</text:p>
          </table:table-cell>
          <table:table-cell/>
        </table:table-row>
        <table:table-row table:style-name="ro1">
          <table:table-cell office:value-type="string" calcext:value-type="string">
            <text:p>Propriété des intégrales convergentes</text:p>
          </table:table-cell>
          <table:table-cell office:value-type="string" calcext:value-type="string">
            <text:p>Relation de Chasles, Linéarité, Positivité, Intégration par parties</text:p>
          </table:table-cell>
          <table:table-cell/>
        </table:table-row>
        <table:table-row table:style-name="ro1">
          <table:table-cell office:value-type="string" calcext:value-type="string">
            <text:p>Convergence de l’intégrale et majoration</text:p>
          </table:table-cell>
          <table:table-cell/>
          <table:table-cell office:value-type="string" calcext:value-type="string">
            <text:p>Si \(\int^{+\infty}_af\) est convergente \(\iff x\to \int^x_a\) est majorée</text:p>
          </table:table-cell>
        </table:table-row>
        <table:table-row table:style-name="ro1">
          <table:table-cell office:value-type="string" calcext:value-type="string">
            <text:p>Intégrale de Riemann en \(+\infty\)</text:p>
          </table:table-cell>
          <table:table-cell office:value-type="string" calcext:value-type="string">
            <text:p>\(\int^{+\infty}_1\frac{1}{t^{\alpha}}\) converge si \(\alpha &gt; 1\). Dans le cas contraire, elle diverge.</text:p>
          </table:table-cell>
          <table:table-cell/>
        </table:table-row>
        <table:table-row table:style-name="ro1">
          <table:table-cell office:value-type="string" calcext:value-type="string">
            <text:p>Intégrale de Riemann en \(0\)</text:p>
          </table:table-cell>
          <table:table-cell office:value-type="string" calcext:value-type="string">
            <text:p>\(\int^{1}_0\frac{1}{t^{\alpha}}\) converge si \(\alpha &lt; 1\). Dans le cas contraire, elle diverge.</text:p>
          </table:table-cell>
          <table:table-cell/>
        </table:table-row>
        <table:table-row table:style-name="ro1">
          <table:table-cell office:value-type="string" calcext:value-type="string">
            <text:p>Inétgrale de Bertrand en \(+\infty\)</text:p>
          </table:table-cell>
          <table:table-cell office:value-type="string" calcext:value-type="string">
            <text:p>\(\int^{+\infty}_2\frac{1}{t(\ln(t))^{\beta}}\) converge si \(\beta &gt; 1\) ou . Dans le cas contraire, elle diverge.</text:p>
          </table:table-cell>
          <table:table-cell/>
        </table:table-row>
        <table:table-row table:style-name="ro1">
          <table:table-cell office:value-type="string" calcext:value-type="string">
            <text:p>Inétgrale de bertrand en \(0\)</text:p>
          </table:table-cell>
          <table:table-cell office:value-type="string" calcext:value-type="string">
            <text:p>\(\int^{1/2}_2\frac{1}{t|(\ln(t))|^{\beta}}\) converge si \(\beta &gt; 1\) ou . Dans le cas contraire, elle diverge.</text:p>
          </table:table-cell>
          <table:table-cell/>
        </table:table-row>
        <table:table-row table:style-name="ro1">
          <table:table-cell office:value-type="string" calcext:value-type="string">
            <text:p>Théorème des équivalents</text:p>
          </table:table-cell>
          <table:table-cell office:value-type="string" calcext:value-type="string">
            <text:p>Si 2 fonctions positives sont équivalents en un point incertain, leur intégrale sont de m\^eme nature près de ce poin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09:51:36.280488873</meta:creation-date>
    <dc:date>2025-05-09T10:01:33.500509420</dc:date>
    <meta:editing-duration>PT9M56S</meta:editing-duration>
    <meta:editing-cycles>3</meta:editing-cycles>
    <meta:generator>LibreOffice/24.2.7.2$Linux_X86_64 LibreOffice_project/420$Build-2</meta:generator>
    <meta:document-statistic meta:table-count="1" meta:cell-count="20" meta:object-count="0"/>
  </office:meta>
</office:document-meta>
</file>